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eca" officeooo:paragraph-rsid="00151eca"/>
    </style:style>
    <style:style style:name="P2" style:family="paragraph" style:parent-style-name="Standard">
      <style:text-properties officeooo:paragraph-rsid="00151eca"/>
    </style:style>
    <style:style style:name="T1" style:family="text">
      <style:text-properties officeooo:rsid="00151eca"/>
    </style:style>
    <style:style style:name="T2" style:family="text">
      <style:text-properties fo:font-variant="normal" fo:text-transform="none" fo:color="#f0f3f6" loext:opacity="100%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) Título: Manual de desenvolvimento do Projeto</text:p>
      <text:p text:style-name="P1"><text:s/></text:p>
      <text:p text:style-name="P1">2º) Propósito do documento: Servir de guia…</text:p>
      <text:p text:style-name="P1"/>
      <text:p text:style-name="P1">3º) Equipe: Listagem da equipe…</text:p>
      <text:p text:style-name="P1"/>
      <text:p text:style-name="P1">4º) Padrões: Definição de Padrões</text:p>
      <text:p text:style-name="P1"/>
      <text:p text:style-name="P2"><text:span text:style-name="T1">5º) Cronograma: Datas de referência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6:25.019000000</meta:creation-date>
    <dc:date>2022-06-01T11:02:27.757000000</dc:date>
    <meta:editing-duration>PT6M4S</meta:editing-duration>
    <meta:editing-cycles>1</meta:editing-cycles>
    <meta:document-statistic meta:table-count="0" meta:image-count="0" meta:object-count="0" meta:page-count="1" meta:paragraph-count="6" meta:word-count="29" meta:character-count="191" meta:non-whitespace-character-count="166"/>
    <meta:generator>LibreOffice/7.1.5.2$Windows_X86_64 LibreOffice_project/85f04e9f809797b8199d13c421bd8a2b025d52b5</meta:generator>
  </office:meta>
</office:document-meta>
</file>